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5.749cm"/>
    </style:style>
    <style:style style:name="co9" style:family="table-column">
      <style:table-column-properties fo:break-before="auto" style:column-width="4.85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transparent"/>
      <style:text-properties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 style:data-style-name="N143"/>
    <style:style style:name="ce14" style:family="table-cell" style:parent-style-name="Default" style:data-style-name="N143">
      <style:text-properties fo:font-weight="bold"/>
    </style:style>
    <style:style style:name="ce15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T1" style:family="text">
      <style:text-properties style:use-window-font-color="true" style:font-name="Arial" fo:font-size="10pt" fo:language="en" fo:country="US" style:font-name-asian="Arial Unicode MS" style:language-asian="en" style:country-asian="US" style:font-name-complex="Angsana New" style:font-size-complex="10pt"/>
    </style:style>
    <style:style style:name="T2" style:family="text">
      <style:text-properties style:use-window-font-color="true" style:font-name="Arial" fo:font-size="10pt" fo:language="en" fo:country="US" fo:font-style="normal" fo:font-weight="normal" style:font-name-asian="Arial Unicode MS" style:language-asian="en" style:country-asian="US" style:font-name-complex="Angsana New" style:font-size-complex="10pt"/>
    </style:style>
  </office:automatic-styles>
  <office:body>
    <office:spreadsheet>
      <table:table table:name="Port usage ARM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/>
          <table:table-cell table:style-name="ce12" table:number-columns-repeated="2"/>
          <table:table-cell table:style-name="ce12" office:value-type="string">
            <text:p>Modules</text:p>
          </table:table-cell>
          <table:table-cell table:style-name="ce12" table:number-columns-repeated="7"/>
          <table:table-cell table:style-name="ce15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RM7 LPC2138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_IO</text:p>
          </table:table-cell>
          <table:table-cell table:style-name="ce1" office:value-type="string">
            <text:p>E_Matrix</text:p>
          </table:table-cell>
          <table:table-cell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3.3 V)* <text:s/>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3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6]-(SUM([.D6:.I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4" office:value-type="string">
            <text:p>P0.2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4" office:value-type="string">
            <text:p>P0.3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3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4" office:value-type="string">
            <text:p>P0.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9]-(SUM([.D9:.I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4" office:value-type="string">
            <text:p>P0.8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0]-(SUM([.D10:.I1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4" office:value-type="string">
            <text:p>P0.16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3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4" office:value-type="string">
            <text:p>P0.11 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2]-(SUM([.D12:.I1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4" office:value-type="string">
            <text:p>P0.12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4" office:value-type="string">
            <text:p>P0.13 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Analog Input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6" office:value-type="string">
            <text:p><text:span text:style-name="T1"><text:s/></text:span><text:span text:style-name="T2">Exint2/ ADC <text:s/>(AVCC for Mega)</text:span></text:p>
          </table:table-cell>
          <table:table-cell table:style-name="ce4" office:value-type="string">
            <text:p>P0.1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<text:span text:style-name="T1"><text:s/></text:span><text:span text:style-name="T2">D/A <text:s text:c="2"/>(AREF for Mega)</text:span></text:p>
          </table:table-cell>
          <table:table-cell table:style-name="ce4" office:value-type="string">
            <text:p>P0.2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4" office:value-type="string">
            <text:p>P0.27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4" office:value-type="string">
            <text:p>P0.28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4" office:value-type="string">
            <text:p>P0.2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4" office:value-type="string">
            <text:p>P0.30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4" office:value-type="string">
            <text:p>P0.26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4" office:value-type="string">
            <text:p>P0.4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4" office:value-type="string">
            <text:p>P0.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4" office:value-type="string">
            <text:p>P0.6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 use <text:s/>3.3 V) *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4" office:value-type="string">
            <text:p>P1.23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3]-(SUM([.D33:.I33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4" office:value-type="string">
            <text:p>P0.3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4]-(SUM([.D34:.I3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4" office:value-type="string">
            <text:p>P0.23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5]-(SUM([.D35:.I3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4" office:value-type="string">
            <text:p>P0.2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6]-(SUM([.D36:.I3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4" office:value-type="string">
            <text:p>P0.2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7]-(SUM([.D37:.I3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4" office:value-type="string">
            <text:p>P0.19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8]-(SUM([.D38:.I3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4" office:value-type="string">
            <text:p>P0.18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9]-(SUM([.D39:.I3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4" office:value-type="string">
            <text:p>P0.17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0]-(SUM([.D40:.I4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8" office:value-type="string">
            <text:p>Lower Left</text:p>
          </table:table-cell>
          <table:table-cell table:style-name="ce8" table:number-columns-repeated="2"/>
          <table:table-cell table:style-name="ce2" table:number-columns-repeated="6"/>
          <table:table-cell table:style-name="ce14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4" office:value-type="string">
            <text:p>P0.22 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4" office:value-type="string">
            <text:p>P0.14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4" office:value-type="string">
            <text:p>P1.16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3" table:formula="oooc:=[.C46]-(SUM([.D46:.I46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4" office:value-type="string">
            <text:p>P1.17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4" office:value-type="string">
            <text:p>P1.18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4" office:value-type="string">
            <text:p>P1.19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3" table:formula="oooc:=[.C49]-(SUM([.D49:.I49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4" office:value-type="string">
            <text:p>P1.2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50]-(SUM([.D50:.I5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4" office:value-type="string">
            <text:p>P1.21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51]-(SUM([.D51:.I51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4" office:value-type="string">
            <text:p>P1.22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2]-(SUM([.D52:.I5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4" office:value-type="string">
            <text:p>P0.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9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ote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 <text:s/>Select jumper JP3, JP4 <text:s/>to use external RS232 or built in RS232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* Select jumper JP1 to select between ICP and E_PORTB7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 usage ATMEGA3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/>
          <table:table-cell table:style-name="ce12" table:number-columns-repeated="2"/>
          <table:table-cell table:style-name="ce12" office:value-type="string">
            <text:p>Modules</text:p>
          </table:table-cell>
          <table:table-cell table:style-name="ce12" table:number-columns-repeated="7"/>
          <table:table-cell table:style-name="ce15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TMGE32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_IO</text:p>
          </table:table-cell>
          <table:table-cell table:style-name="ce1" office:value-type="string">
            <text:p>E_Matrix</text:p>
          </table:table-cell>
          <table:table-cell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10" office:value-type="string">
            <text:p>VCC (5,38,17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3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10" office:value-type="string">
            <text:p>GND(6,18,39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6]-(SUM([.D6:.I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10" office:value-type="string">
            <text:p>PC0(19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10" office:value-type="string">
            <text:p>PC1(20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3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10" office:value-type="string">
            <text:p>PD0(9)* <text:s text:c="9"/>JP3</text:p>
          </table:table-cell>
          <table:table-cell table:style-name="ce10" office:value-type="float" office:value="0">
            <text:p>0</text:p>
          </table:table-cell>
          <table:table-cell table:number-columns-repeated="6"/>
          <table:table-cell table:style-name="ce13" table:formula="oooc:=[.C9]-(SUM([.D9:.I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10" office:value-type="string">
            <text:p>PD1(10)* <text:s text:c="8"/>JP4</text:p>
          </table:table-cell>
          <table:table-cell table:style-name="ce10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0]-(SUM([.D10:.I1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10" office:value-type="string">
            <text:p>PD2(11)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3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10" office:value-type="string">
            <text:p>PD6(15)** <text:s text:c="7"/>JP1</text:p>
          </table:table-cell>
          <table:table-cell table:style-name="ce10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2]-(SUM([.D12:.I1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10" office:value-type="string">
            <text:p>PD5(14)/OC1A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10" office:value-type="string">
            <text:p>PD4(13)/OC1B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Anaglog Input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AVCC</text:p>
          </table:table-cell>
          <table:table-cell table:style-name="ce10" office:value-type="string">
            <text:p>AVCC(27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REF</text:p>
          </table:table-cell>
          <table:table-cell table:style-name="ce10" office:value-type="string">
            <text:p>AREF(29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10" office:value-type="string">
            <text:p>PA0(37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10" office:value-type="string">
            <text:p>PA1(36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10" office:value-type="string">
            <text:p>PA2(35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10" office:value-type="string">
            <text:p>PA3(34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10" office:value-type="string">
            <text:p>PA4(33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10" office:value-type="string">
            <text:p>PA5(32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10" office:value-type="string">
            <text:p>PA6(31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10" office:value-type="string">
            <text:p>PA7(30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10" office:value-type="string">
            <text:p>VCC(5,17,38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10" office:value-type="string">
            <text:p>GND(6,18,39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10" office:value-type="string">
            <text:p>PB0(40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3]-(SUM([.D33:.I33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10" office:value-type="string">
            <text:p>PB1(41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4]-(SUM([.D34:.I3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10" office:value-type="string">
            <text:p>PB2(42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5]-(SUM([.D35:.I3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10" office:value-type="string">
            <text:p>PB3 (43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6]-(SUM([.D36:.I3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10" office:value-type="string">
            <text:p>PB4(44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7]-(SUM([.D37:.I3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10" office:value-type="string">
            <text:p>PB5(1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8]-(SUM([.D38:.I3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10" office:value-type="string">
            <text:p>PB6(2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9]-(SUM([.D39:.I3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10" office:value-type="string">
            <text:p>PB7(3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0]-(SUM([.D40:.I4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8" office:value-type="string">
            <text:p>Lower Left</text:p>
          </table:table-cell>
          <table:table-cell table:style-name="ce8" table:number-columns-repeated="2"/>
          <table:table-cell table:style-name="ce2" table:number-columns-repeated="6"/>
          <table:table-cell table:style-name="ce14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10" office:value-type="string">
            <text:p>PD7(16)*** <text:s text:c="6"/>JP2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10" office:value-type="string">
            <text:p>PD3(12)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10" office:value-type="string">
            <text:p>PC2(21)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3" table:formula="oooc:=[.C46]-(SUM([.D46:.I46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10" office:value-type="string">
            <text:p>PC3(22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10" office:value-type="string">
            <text:p>PC4(23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10" office:value-type="string">
            <text:p>PC5(24)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3" table:formula="oooc:=[.C49]-(SUM([.D49:.I49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10" office:value-type="string">
            <text:p>PC6(25)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50]-(SUM([.D50:.I5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10" office:value-type="string">
            <text:p>PC7(26)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51]-(SUM([.D51:.I51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10" office:value-type="string">
            <text:p>PD7(16) *** <text:s text:c="5"/>JP2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2]-(SUM([.D52:.I5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10" office:value-type="string">
            <text:p>PD6(15) ** <text:s text:c="6"/>JP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9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ote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 <text:s/>Select jumper JP3, JP4 <text:s/>to use external RS232 or built in RS232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* Select jumper JP1 to select between ICP and E_PORTB7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mory usag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54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rogram Size (Flash)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EEPROM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Serial</text:p>
          </table:table-cell>
          <table:table-cell table:number-columns-repeated="255"/>
        </table:table-row>
        <table:table-row table:style-name="ro1">
          <table:table-cell office:value-type="string">
            <text:p>LED MATRIX</text:p>
          </table:table-cell>
          <table:table-cell table:number-columns-repeated="255"/>
        </table:table-row>
        <table:table-row table:style-name="ro1">
          <table:table-cell office:value-type="string">
            <text:p>Keyboard</text:p>
          </table:table-cell>
          <table:table-cell table:number-columns-repeated="255"/>
        </table:table-row>
        <table:table-row table:style-name="ro1">
          <table:table-cell office:value-type="string">
            <text:p>Infrared</text:p>
          </table:table-cell>
          <table:table-cell table:number-columns-repeated="255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3" table:style-name="ce1" office:value-type="string">
            <text:p><text:s/></text:p>
          </table:table-cell>
          <table:table-cell table:style-name="ce1" table:number-columns-repeated="252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Norasi" fo:language="en" fo:country="US" style:font-name-asian="Tahoma" style:language-asian="en" style:country-asian="US" style:font-name-complex="Norasi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10/04/2008</text:date>, <text:time>13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6-21T12:43:23</meta:creation-date>
    <dc:date>2008-04-10T13:03:38</dc:date>
    <dc:language>en-US</dc:language>
    <meta:editing-cycles>12</meta:editing-cycles>
    <meta:editing-duration>PT2H24M55S</meta:editing-duration>
    <meta:user-defined meta:name="Info 1"/>
    <meta:user-defined meta:name="Info 2"/>
    <meta:user-defined meta:name="Info 3"/>
    <meta:user-defined meta:name="Info 4"/>
    <meta:document-statistic meta:table-count="3" meta:cell-count="442"/>
  </office:meta>
</office:document-meta>
</file>